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4.262cm" fo:min-width="9.612cm"/>
    </style:style>
    <style:style style:name="gr2" style:family="graphic" style:parent-style-name="standard">
      <style:graphic-properties svg:stroke-color="#000000" draw:fill-color="#c5000b" draw:textarea-horizontal-align="justify" draw:textarea-vertical-align="middle" draw:auto-grow-height="false" fo:min-height="0.75cm" fo:min-width="2.1cm"/>
    </style:style>
    <style:style style:name="gr3" style:family="graphic" style:parent-style-name="standard">
      <style:graphic-properties svg:stroke-color="#000000" draw:fill-color="#0f7043" draw:textarea-horizontal-align="justify" draw:textarea-vertical-align="middle" draw:auto-grow-height="false" fo:min-height="0.75cm" fo:min-width="2.1cm"/>
    </style:style>
    <style:style style:name="gr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5000b"/>
      <style:paragraph-properties fo:text-align="center"/>
      <style:text-properties fo:color="#ffffff"/>
    </style:style>
    <style:style style:name="P4" style:family="paragraph">
      <loext:graphic-properties draw:fill-color="#0f7043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2.6cm" svg:height="1cm" svg:x="0.4cm" svg:y="0.4cm">
            <text:p text:style-name="P2"><text:span text:style-name="T1">Master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cm" svg:height="1cm" svg:x="4cm" svg:y="0.4cm">
            <text:p text:style-name="P2"><text:span text:style-name="T1">Slav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cm" svg:height="1cm" svg:x="7.6cm" svg:y="0.4cm">
            <text:p text:style-name="P2"><text:span text:style-name="T1">Slav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cm" svg:height="1cm" svg:x="0.4cm" svg:y="3.4cm">
            <text:p text:style-name="P2"><text:span text:style-name="T1">Slave</text:span><text:span text:style-name="T1"><text:tab/>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cm" svg:height="1cm" svg:x="4cm" svg:y="3.4cm">
            <text:p text:style-name="P2"><text:span text:style-name="T1">Slav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2.6cm" svg:height="1cm" svg:x="7.6cm" svg:y="3.4cm">
            <text:p text:style-name="P2"><text:span text:style-name="T1">Slave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4" draw:text-style-name="P5" draw:layer="layout" svg:x1="0cm" svg:y1="2.4cm" svg:x2="10.6cm" svg:y2="2.4cm">
            <text:p/>
          </draw:line>
          <draw:line draw:style-name="gr5" draw:text-style-name="P5" draw:layer="layout" svg:x1="1.7cm" svg:y1="1.4cm" svg:x2="1.7cm" svg:y2="3.4cm">
            <text:p/>
          </draw:line>
          <draw:line draw:style-name="gr5" draw:text-style-name="P5" draw:layer="layout" svg:x1="5.3cm" svg:y1="1.4cm" svg:x2="5.3cm" svg:y2="3.4cm">
            <text:p/>
          </draw:line>
          <draw:line draw:style-name="gr5" draw:text-style-name="P5" draw:layer="layout" svg:x1="8.9cm" svg:y1="1.4cm" svg:x2="8.9cm" svg:y2="3.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2:39:32.077572295</meta:creation-date>
    <dc:date>2016-08-13T17:23:07.988490958</dc:date>
    <meta:editing-duration>PT55M55S</meta:editing-duration>
    <meta:editing-cycles>9</meta:editing-cycles>
    <meta:generator>LibreOffice/5.1.4.2$Linux_X86_64 LibreOffice_project/10m0$Build-2</meta:generator>
    <meta:document-statistic meta:object-count="13"/>
  </office:meta>
</office:document-meta>
</file>